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eRequest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Cooki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Sitemap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mandLineRequest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Cocoon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CommandLineRequest( Environment env , String contextPath , String servletPath , String path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CommandLineRequest( Environment env , String contextPath , String servletPath , String pathInfo , Map attributes , Map parameters , Map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mandLine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tyEnumera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Cocoon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Sitemap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Heade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Line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Dat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RequestURI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LineRequest.getRequestedSession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Request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tyEnumeration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setCharacterEncoding( java . lang . String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CommandLineRequest( Environment env , String contextPath , String servletPath , String pathInfo , Map attributes ,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IntHead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Request.getHead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Paramete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Parameter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mandLineReques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CommandLineRequest( Environment env , String contextPath , String servletPath , String pathInfo , Map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ParameterValue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mandLine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